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anese </meta:initial-creator>
    <meta:creation-date>2014-04-05T16:22:28</meta:creation-date>
    <dc:date>2014-04-05T21:00:53</dc:date>
    <dc:creator>japanese </dc:creator>
    <meta:editing-duration>PT4H23M15S</meta:editing-duration>
    <meta:editing-cycles>1</meta:editing-cycles>
    <meta:document-statistic meta:table-count="1" meta:cell-count="78" meta:object-count="0"/>
    <meta:generator>LibreOffice/4.0.4.2$Linux_x86 LibreOffice_project/400m0$Build-2</meta:generator>
  </office:meta>
</office:document-meta>
</file>